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07c3" officeooo:paragraph-rsid="001f07c3"/>
    </style:style>
    <style:style style:name="T1" style:family="text">
      <style:text-properties officeooo:rsid="00206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tic factors and plant-herbivore food web structure</text:p>
      <text:p text:style-name="P1">Piotr Szefer</text:p>
      <text:p text:style-name="P1"/>
      <text:p text:style-name="P1">Abstract</text:p>
      <text:p text:style-name="P1"/>
      <text:p text:style-name="P1"/>
      <text:p text:style-name="P1"/>
      <text:p text:style-name="P1">Introduction</text:p>
      <text:p text:style-name="P1"/>
      <text:p text:style-name="P1">St<text:span text:style-name="T1">ru</text:span>cture of interaction web of or<text:span text:style-name="T1">g</text:span>anisms is important for ecosystem functioning (Trzcinski et al. 2016). Food-web structure has been shown to change along various environmental gradients (Dezerald et al. 2013, Morris et al. 2015). However how different components of a food-web affect its structure hasn't been studied yet (Srivastava &amp; Bell 200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0:53.472566476</meta:creation-date>
    <dc:date>2019-02-21T15:52:27.621712033</dc:date>
    <meta:editing-duration>PT1M39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5" meta:word-count="63" meta:character-count="433" meta:non-whitespace-character-count="375"/>
  </office:meta>
</office:document-meta>
</file>